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style:font-name="Arial" style:font-name-complex="Arial"/>
    </style:style>
    <style:style style:name="P2" style:parent-style-name="Standaard" style:family="paragraph">
      <style:text-properties style:font-name="Arial" style:font-name-complex="Arial"/>
    </style:style>
    <style:style style:name="P3" style:parent-style-name="Standaard" style:family="paragraph">
      <style:text-properties style:font-name="Arial" style:font-name-complex="Arial"/>
    </style:style>
    <style:style style:name="P4" style:parent-style-name="Standaard" style:family="paragraph">
      <style:paragraph-properties fo:break-before="page"/>
    </style:style>
    <style:style style:name="P5" style:parent-style-name="Standaard" style:family="paragraph">
      <style:text-properties style:font-name="Arial" style:font-name-complex="Arial"/>
    </style:style>
    <style:style style:name="T6" style:parent-style-name="Standaardalinea-lettertype" style:family="text">
      <style:text-properties style:font-name="Arial" style:font-name-complex="Arial"/>
    </style:style>
    <style:style style:name="P7" style:parent-style-name="Standaard" style:family="paragraph">
      <style:text-properties style:font-name="Arial" style:font-name-complex="Arial"/>
    </style:style>
    <style:style style:name="P8" style:parent-style-name="Standaard" style:family="paragraph">
      <style:text-properties style:font-name="Arial" style:font-name-complex="Arial"/>
    </style:style>
    <style:style style:name="P9" style:parent-style-name="Standaard" style:family="paragraph">
      <style:paragraph-properties>
        <style:tab-stops>
          <style:tab-stop style:type="left" style:position="1.427in"/>
        </style:tab-stops>
      </style:paragraph-properties>
      <style:text-properties style:font-name="Arial" style:font-name-complex="Arial"/>
    </style:style>
    <style:style style:name="P10" style:parent-style-name="Standaard" style:family="paragraph">
      <style:paragraph-properties fo:break-before="page"/>
      <style:text-properties style:font-name="Arial" style:font-name-complex="Arial"/>
    </style:style>
    <style:style style:name="P11" style:parent-style-name="Standaard" style:family="paragraph">
      <style:paragraph-properties>
        <style:tab-stops>
          <style:tab-stop style:type="left" style:position="1.427in"/>
        </style:tab-stops>
      </style:paragraph-properties>
      <style:text-properties style:font-name="Arial" style:font-name-complex="Arial"/>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Achtergrond beschrijving</text:p>
      <text:p text:style-name="P2">Een docent van niveau 2 heeft gevraagd aan ons of wij een ticketsysteem willen maken voor de leerlingen van niveau 2.<text:s/>Zo kunnen de docenten de leerlingen het beste opleiden, op dit moment maken zij gebruik van demoversies tijdens<text:s/>de servicedesklessen.<text:s/>Daarnaast bestaat de behoefte om ook een servicedesk te openen samen met de leerlingen, men heeft hier al testen mee gedaan. De leerlingen hebben gewerkt met losse databasen, en het handmatig invullen van de tickets. Dit voldeed niet, het is moeilijk te beheren en er zijn weinig functies te implementeren die eigenlijk wel behoren tot een ticketsysteem. De demoversies verdeden ook niet, na een tijdje wordt zo’n demo systeem weer leeggehaald en kunnen ze niet meer bij gegevens.<text:s/></text:p>
      <text:p text:style-name="P3">Op dit moment hebben niveau2, 3 en wij niveau 4 applicatieontwikkelaar te maken met dit project. Wij bouwen het en niveau 2 en 3 gaan het in gebruik nemen en testen.<text:s/></text:p>
      <text:p text:style-name="P4"/>
      <text:soft-page-break/>
      <text:p text:style-name="P5">Mijlpalen</text:p>
      <text:p text:style-name="Standaard"><text:span text:style-name="T6"><draw:frame draw:z-index="0" draw:id="id0" draw:style-name="a0" draw:name="Object 57" text:anchor-type="as-char" svg:x="0in" svg:y="0in" svg:width="3.66667in" svg:height="3.63542in" style:rel-width="scale" style:rel-height="scale"><draw:object-ole draw:class-id="00020830-0000-0000-C000-000000000046" xlink:href="Object 1" xlink:type="simple" xlink:show="embed" xlink:actuate="onLoad"/><draw:image xlink:href="ObjectReplacements/Object 1" xlink:type="simple" xlink:show="embed" xlink:actuate="onLoad"/><svg:title/><svg:desc/></draw:frame></text:span></text:p>
      <text:p text:style-name="P7"/>
      <text:p text:style-name="P8"/>
      <text:p text:style-name="P9"><text:tab/></text:p>
      <text:p text:style-name="P10"/>
      <text:p text:style-name="P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ard" style:display-name="Standaard" style:family="paragraph">
      <style:text-properties fo:language="nl" fo:country="NL"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omi Berkelaar</meta:initial-creator>
    <dc:creator>Naomi Berkelaar</dc:creator>
    <meta:creation-date>2016-11-30T12:47:00Z</meta:creation-date>
    <dc:date>2016-11-30T12:47:00Z</dc:date>
    <meta:template xlink:href="Normal.dotm" xlink:type="simple"/>
    <meta:editing-cycles>2</meta:editing-cycles>
    <meta:editing-duration>PT0S</meta:editing-duration>
    <meta:document-statistic meta:page-count="3" meta:paragraph-count="1" meta:word-count="149" meta:character-count="972" meta:row-count="6" meta:non-whitespace-character-count="824"/>
  </office:meta>
</office:document-meta>
</file>